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10827E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8.5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17cm" style:rel-column-width="14780*"/>
    </style:style>
    <style:style style:name="Table1.B" style:family="table-column">
      <style:table-column-properties style:column-width="6.583cm" style:rel-column-width="50755*"/>
    </style:style>
    <style:style style:name="Table1.A1" style:family="table-cell">
      <style:table-cell-properties fo:background-color="#999999" fo:padding="0.097cm" fo:border="0.035cm solid #000000">
        <style:background-image/>
      </style:table-cell-properties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="none">
        <style:background-image/>
      </style:table-cell-properties>
    </style:style>
    <style:style style:name="Table1.A16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Table1.A37" style:family="table-cell">
      <style:table-cell-properties style:vertical-align="" fo:background-color="#999999" fo:padding="0.097cm" fo:border="0.035cm solid #000000" style:writing-mode="page">
        <style:background-image/>
      </style:table-cell-properties>
    </style:style>
    <style:style style:name="Таблица1" style:family="table" style:master-page-name="">
      <style:table-properties style:width="8.491cm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8.491cm"/>
    </style:style>
    <style:style style:name="Таблица1.1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.A1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74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d7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f2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5ae7b" officeooo:paragraph-rsid="0005ae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5eae3" officeooo:paragraph-rsid="0005e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745c1" officeooo:paragraph-rsid="00074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8e5b5" officeooo:paragraph-rsid="0008e5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c6be6" officeooo:paragraph-rsid="000c6b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d7828" officeooo:paragraph-rsid="000d7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f2a3d" officeooo:paragraph-rsid="000f2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c6b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d78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dc1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f2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5ae7b" officeooo:paragraph-rsid="0005ae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5eae3" officeooo:paragraph-rsid="0005ea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f2a3d" officeooo:paragraph-rsid="000f2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c6be6" officeooo:paragraph-rsid="000c6b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0f2a3d" officeooo:paragraph-rsid="000f2a3d" style:font-size-asian="12pt" style:font-style-asian="normal" style:font-size-complex="12pt" style:font-style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text-shadow="none" style:text-underline-style="none" officeooo:rsid="000c6be6" officeooo:paragraph-rsid="000c6be6" style:font-size-asian="12pt" style:font-size-complex="12pt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paragraph-rsid="000dc16e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rsid="000d7828" officeooo:paragraph-rsid="000d7828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25" style:family="paragraph" style:parent-style-name="Standard">
      <style:text-properties fo:color="#000000" style:text-outline="false" style:text-line-through-style="none" style:font-name="Liberation Serif" fo:font-size="11pt" fo:text-shadow="none" style:text-underline-style="none" fo:font-weight="normal" style:font-size-asian="11pt" style:font-weight-asian="normal" style:font-size-complex="11pt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officeooo:rsid="000d7828" officeooo:paragraph-rsid="000d78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officeooo:rsid="000d7828" officeooo:paragraph-rsid="000d7828" style:font-size-asian="12pt" style:font-style-asian="normal" style:font-size-complex="12pt" style:font-style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officeooo:rsid="000dc16e" officeooo:paragraph-rsid="000dc16e" style:font-size-asian="12pt" style:font-style-asian="normal" style:font-size-complex="12pt" style:font-style-complex="normal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ffffff" fo:font-style="italic" fo:font-weight="bold" officeooo:rsid="0005ae7b" officeooo:paragraph-rsid="0005ae7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officeooo:rsid="000a86d6" officeooo:paragraph-rsid="000a86d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officeooo:rsid="000c6be6" officeooo:paragraph-rsid="000c6be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b3b3b3" fo:font-size="8pt" style:font-size-asian="8pt" style:font-size-complex="8pt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5e15b" officeooo:paragraph-rsid="000f2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1890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192d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acad7" officeooo:paragraph-rsid="001890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15e15b" officeooo:paragraph-rsid="000f2a3d" style:font-size-asian="12pt" style:font-style-asian="normal" style:font-size-complex="12pt" style:font-style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0f2a3d" officeooo:paragraph-rsid="00192deb" style:font-size-asian="12pt" style:font-style-asian="normal" style:font-size-complex="12pt" style:font-style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192deb" officeooo:paragraph-rsid="00192deb" style:font-size-asian="12pt" style:font-style-asian="normal" style:font-size-complex="12pt" style:font-style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1890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192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b9edd" officeooo:paragraph-rsid="00192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f2a3d" officeooo:paragraph-rsid="00192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paragraph-rsid="00192deb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T1" style:family="text">
      <style:text-properties style:font-name="DejaVu Sans1" style:font-name-asian="DejaVu Sans1" style:font-name-complex="DejaVu Sans1"/>
    </style:style>
    <style:style style:name="T2" style:family="text">
      <style:text-properties style:font-name="DejaVu Sans1" officeooo:rsid="000b9edd" style:font-name-asian="DejaVu Sans1" style:font-name-complex="DejaVu Sans1"/>
    </style:style>
    <style:style style:name="T3" style:family="text">
      <style:text-properties fo:font-style="italic" officeooo:rsid="000acad7" style:font-style-asian="italic" style:font-style-complex="italic"/>
    </style:style>
    <style:style style:name="T4" style:family="text">
      <style:text-properties fo:font-style="italic" officeooo:rsid="000b9edd" style:font-style-asian="italic" style:font-style-complex="italic"/>
    </style:style>
    <style:style style:name="T5" style:family="text">
      <style:text-properties fo:font-style="italic" officeooo:rsid="000f2a3d" style:font-style-asian="italic" style:font-style-complex="italic"/>
    </style:style>
    <style:style style:name="T6" style:family="text">
      <style:text-properties fo:font-style="italic" officeooo:rsid="00183afd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5eae3"/>
    </style:style>
    <style:style style:name="T9" style:family="text">
      <style:text-properties officeooo:rsid="000745c1"/>
    </style:style>
    <style:style style:name="T10" style:family="text">
      <style:text-properties officeooo:rsid="0008e5b5"/>
    </style:style>
    <style:style style:name="T11" style:family="text">
      <style:text-properties officeooo:rsid="000acad7"/>
    </style:style>
    <style:style style:name="T12" style:family="text">
      <style:text-properties officeooo:rsid="000b9edd"/>
    </style:style>
    <style:style style:name="T13" style:family="text">
      <style:text-properties officeooo:rsid="000c6be6"/>
    </style:style>
    <style:style style:name="T14" style:family="text">
      <style:text-properties officeooo:rsid="000d7828"/>
    </style:style>
    <style:style style:name="T15" style:family="text">
      <style:text-properties officeooo:rsid="000dc16e"/>
    </style:style>
    <style:style style:name="T16" style:family="text">
      <style:text-properties fo:font-size="11pt" officeooo:rsid="000d7828" style:font-size-asian="11pt" style:font-size-complex="11pt"/>
    </style:style>
    <style:style style:name="T17" style:family="text">
      <style:text-properties fo:font-size="11pt" officeooo:rsid="000dc16e" style:font-size-asian="11pt" style:font-size-complex="11pt"/>
    </style:style>
    <style:style style:name="T18" style:family="text">
      <style:text-properties officeooo:rsid="000f2a3d"/>
    </style:style>
    <style:style style:name="T19" style:family="text">
      <style:text-properties officeooo:rsid="0013e21b"/>
    </style:style>
    <style:style style:name="T20" style:family="text">
      <style:text-properties officeooo:rsid="00147760"/>
    </style:style>
    <style:style style:name="T21" style:family="text">
      <style:text-properties officeooo:rsid="0015e15b"/>
    </style:style>
    <style:style style:name="T22" style:family="text">
      <style:text-properties officeooo:rsid="00183afd"/>
    </style:style>
    <style:style style:name="T23" style:family="text">
      <style:text-properties officeooo:rsid="00192deb"/>
    </style:style>
    <style:style style:name="T24" style:family="text">
      <style:text-properties officeooo:rsid="001a5343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9">Панели каталогов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0"><text:s/><text:span text:style-name="T7">Esc</text:span> и <text:span text:style-name="T7">Alt</text:span> являются мета-клавишами, оба варианта допустимы в сочетаниях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16">Tab,</text:p>
            <text:p text:style-name="P16">Ctrl + i</text:p>
          </table:table-cell>
          <table:table-cell table:style-name="Table1.A3" office:value-type="string">
            <text:p text:style-name="P4"><text:span text:style-name="T20">с</text:span>менить текущую (активную) панель</text:p>
          </table:table-cell>
        </table:table-row>
        <table:table-row>
          <table:table-cell table:style-name="Table1.A4" office:value-type="string">
            <text:p text:style-name="P16">Insert,</text:p>
            <text:p text:style-name="P16">Ctrl + t</text:p>
          </table:table-cell>
          <table:table-cell table:style-name="Table1.A4" office:value-type="string">
            <text:p text:style-name="P4"><text:span text:style-name="T20">о</text:span>тметить файл либо снять отметку</text:p>
          </table:table-cell>
        </table:table-row>
        <table:table-row>
          <table:table-cell table:style-name="Table1.A5" office:value-type="string">
            <text:p text:style-name="P16">Alt + g</text:p>
            <text:p text:style-name="P16">Alt + r</text:p>
            <text:p text:style-name="P16">Alt + j</text:p>
          </table:table-cell>
          <table:table-cell table:style-name="Table1.A5" office:value-type="string">
            <text:p text:style-name="P4"><text:span text:style-name="T20">п</text:span>одсветка верхнего, среднего или нижнего файла из числа отображаемых на панели</text:p>
          </table:table-cell>
        </table:table-row>
        <table:table-row>
          <table:table-cell table:style-name="Table1.A4" office:value-type="string">
            <text:p text:style-name="P17">Alt + t</text:p>
          </table:table-cell>
          <table:table-cell table:style-name="Table1.A4" office:value-type="string">
            <text:p text:style-name="P5"><text:span text:style-name="T20">п</text:span>ереключить режим отображения</text:p>
          </table:table-cell>
        </table:table-row>
        <table:table-row>
          <table:table-cell table:style-name="Table1.A5" office:value-type="string">
            <text:p text:style-name="P11">Ctrl + <text:span text:style-name="T8">\</text:span></text:p>
          </table:table-cell>
          <table:table-cell table:style-name="Table1.A5" office:value-type="string">
            <text:p text:style-name="P5"><text:span text:style-name="T20">п</text:span>оказать «Справочник каталогов»</text:p>
          </table:table-cell>
        </table:table-row>
        <table:table-row>
          <table:table-cell table:style-name="Table1.A4" office:value-type="string">
            <text:p text:style-name="P17">+</text:p>
          </table:table-cell>
          <table:table-cell table:style-name="Table1.A4" office:value-type="string">
            <text:p text:style-name="P5"><text:span text:style-name="T20">в</text:span>ыбрать (отметить) группу файлов по регулярному выражению</text:p>
          </table:table-cell>
        </table:table-row>
        <table:table-row>
          <table:table-cell table:style-name="Table1.A5" office:value-type="string">
            <text:p text:style-name="P17">\</text:p>
          </table:table-cell>
          <table:table-cell table:style-name="Table1.A5" office:value-type="string">
            <text:p text:style-name="P5"><text:span text:style-name="T20">с</text:span>нять отметку с группы файлов</text:p>
          </table:table-cell>
        </table:table-row>
        <table:table-row>
          <table:table-cell table:style-name="Table1.A4" office:value-type="string">
            <text:p text:style-name="P11">Alt + <text:span text:style-name="T9">o</text:span></text:p>
          </table:table-cell>
          <table:table-cell table:style-name="Table1.A4" office:value-type="string">
            <text:p text:style-name="P6"><text:span text:style-name="T20">е</text:span>сли выделен каталог, установить его текущим в неактивной панели. Иначе, установить родительский каталог текущим.</text:p>
          </table:table-cell>
        </table:table-row>
        <table:table-row>
          <table:table-cell table:style-name="Table1.A5" office:value-type="string">
            <text:p text:style-name="P11">Alt + <text:span text:style-name="T9">i</text:span></text:p>
          </table:table-cell>
          <table:table-cell table:style-name="Table1.A5" office:value-type="string">
            <text:p text:style-name="P6"><text:span text:style-name="T20">т</text:span>екущий каталог активной панели <text:s/>станет текущим каталогом неактивной панели</text:p>
          </table:table-cell>
        </table:table-row>
        <table:table-row>
          <table:table-cell table:style-name="Table1.A4" office:value-type="string">
            <text:p text:style-name="P11">Alt + <text:span text:style-name="T9">y</text:span></text:p>
          </table:table-cell>
          <table:table-cell table:style-name="Table1.A4" office:value-type="string">
            <text:p text:style-name="P6"><text:span text:style-name="T20">к</text:span> предыдущему каталогу из истории перемещения</text:p>
          </table:table-cell>
        </table:table-row>
        <table:table-row>
          <table:table-cell table:style-name="Table1.A5" office:value-type="string">
            <text:p text:style-name="P11">Alt + <text:span text:style-name="T9">u</text:span></text:p>
          </table:table-cell>
          <table:table-cell table:style-name="Table1.A5" office:value-type="string">
            <text:p text:style-name="P1"><text:span text:style-name="T20">к</text:span><text:span text:style-name="T9"> следующему каталогу из истории перемещения</text:span></text:p>
          </table:table-cell>
        </table:table-row>
        <table:table-row>
          <table:table-cell table:style-name="Table1.A4" office:value-type="string">
            <text:p text:style-name="P11">Alt + <text:span text:style-name="T9">H</text:span></text:p>
          </table:table-cell>
          <table:table-cell table:style-name="Table1.A4" office:value-type="string">
            <text:p text:style-name="P6"><text:span text:style-name="T20">о</text:span>тображает историю перемещения по каталогам</text:p>
          </table:table-cell>
        </table:table-row>
        <table:table-row>
          <table:table-cell table:style-name="Table1.A5" office:value-type="string">
            <text:p text:style-name="P11">Alt + <text:span text:style-name="T10">e</text:span></text:p>
          </table:table-cell>
          <table:table-cell table:style-name="Table1.A5" office:value-type="string">
            <text:p text:style-name="P7"><text:span text:style-name="T20">п</text:span>оменять кодировку панели</text:p>
          </table:table-cell>
        </table:table-row>
        <table:table-row table:style-name="Table1.2">
          <table:table-cell table:style-name="Table1.A16" office:value-type="string">
            <text:p text:style-name="P12">Alt + <text:span text:style-name="T10">.</text:span></text:p>
          </table:table-cell>
          <table:table-cell table:style-name="Table1.A16" office:value-type="string">
            <text:p text:style-name="P22"><text:span text:style-name="T20">о</text:span>тобразить скрытые файлы</text:p>
          </table:table-cell>
        </table:table-row>
        <table:table-row table:style-name="Table1.2">
          <table:table-cell table:style-name="Table1.A3" office:value-type="string">
            <text:p text:style-name="P12">Alt + <text:span text:style-name="T10">,</text:span></text:p>
          </table:table-cell>
          <table:table-cell table:style-name="Table1.A3" office:value-type="string">
            <text:p text:style-name="P22"><text:span text:style-name="T20">р</text:span>асположить панели вертикально/горизонтально</text:p>
          </table:table-cell>
        </table:table-row>
        <table:table-row table:style-name="Table1.2">
          <table:table-cell table:style-name="Table1.A16" office:value-type="string">
            <text:p text:style-name="P18">Ctrl + u</text:p>
          </table:table-cell>
          <table:table-cell table:style-name="Table1.A16" office:value-type="string">
            <text:p text:style-name="P21"><text:span text:style-name="T20">п</text:span>оменять панели местами</text:p>
          </table:table-cell>
        </table:table-row>
        <table:table-row>
          <table:table-cell table:style-name="Table1.A1" table:number-columns-spanned="2" office:value-type="string">
            <text:p text:style-name="P30">Разные команды</text:p>
          </table:table-cell>
          <table:covered-table-cell/>
        </table:table-row>
        <table:table-row>
          <table:table-cell table:style-name="Table1.A5" office:value-type="string">
            <text:p text:style-name="P36"><text:span text:style-name="T11">Ctrl + x c</text:span></text:p>
          </table:table-cell>
          <table:table-cell table:style-name="Table1.A5" office:value-type="string">
            <text:p text:style-name="P42"><text:span text:style-name="T20">п</text:span><text:span text:style-name="T11">оменять права </text:span><text:span text:style-name="T3">(chmod)</text:span><text:span text:style-name="T11"> для отмеченных файлов</text:span></text:p>
          </table:table-cell>
        </table:table-row>
        <table:table-row>
          <table:table-cell table:style-name="Table1.A4" office:value-type="string">
            <text:p text:style-name="P45"><text:span text:style-name="T11">Ctrl + x o</text:span></text:p>
          </table:table-cell>
          <table:table-cell table:style-name="Table1.A4" office:value-type="string">
            <text:p text:style-name="P42"><text:span text:style-name="T20">п</text:span><text:span text:style-name="T11">оменять </text:span><text:span text:style-name="T12">владельца</text:span><text:span text:style-name="T11"> </text:span><text:span text:style-name="T3">(c</text:span><text:span text:style-name="T4">hown</text:span><text:span text:style-name="T3">)</text:span><text:span text:style-name="T11"> для отмеченных файлов</text:span></text:p>
          </table:table-cell>
        </table:table-row>
        <table:table-row>
          <table:table-cell table:style-name="Table1.A5" office:value-type="string">
            <text:p text:style-name="P36"><text:span text:style-name="T11">Ctrl + </text:span><text:span text:style-name="T12">x l</text:span></text:p>
          </table:table-cell>
          <table:table-cell table:style-name="Table1.A5" office:value-type="string">
            <text:p text:style-name="P43"><text:span text:style-name="T20">с</text:span><text:span text:style-name="T11">оздать жёсткую ссылку</text:span></text:p>
          </table:table-cell>
        </table:table-row>
        <table:table-row>
          <table:table-cell table:style-name="Table1.A4" office:value-type="string">
            <text:p text:style-name="P36"><text:span text:style-name="T12">Ctrl + x s</text:span></text:p>
          </table:table-cell>
          <table:table-cell table:style-name="Table1.A4" office:value-type="string">
            <text:p text:style-name="P43"><text:span text:style-name="T20">с</text:span>оздать абсолютную символическую ссылку</text:p>
          </table:table-cell>
        </table:table-row>
        <table:table-row>
          <table:table-cell table:style-name="Table1.A5" office:value-type="string">
            <text:p text:style-name="P45"><text:span text:style-name="T12">Ctrl + x v</text:span></text:p>
          </table:table-cell>
          <table:table-cell table:style-name="Table1.A5" office:value-type="string">
            <text:p text:style-name="P43"><text:span text:style-name="T20">с</text:span>оздать относительную символическую ссылку</text:p>
          </table:table-cell>
        </table:table-row>
        <table:table-row table:style-name="Table1.2">
          <table:table-cell table:style-name="Table1.A16" office:value-type="string">
            <text:p text:style-name="P36"><text:span text:style-name="T12">Ctrl + x i</text:span></text:p>
          </table:table-cell>
          <table:table-cell table:style-name="Table1.A16" office:value-type="string">
            <text:p text:style-name="P43"><text:span text:style-name="T20">п</text:span>ереводит пассивную панель в режим «Информация»</text:p>
          </table:table-cell>
        </table:table-row>
        <table:table-row table:style-name="Table1.2">
          <table:table-cell table:style-name="Table1.A3" office:value-type="string">
            <text:p text:style-name="P45"><text:span text:style-name="T12">Ctrl + x </text:span><text:span text:style-name="T18">q</text:span></text:p>
          </table:table-cell>
          <table:table-cell table:style-name="Table1.A3" office:value-type="string">
            <text:p text:style-name="P43"><text:span text:style-name="T20">п</text:span>ереводит пассивную панель в режим быстрого просмотра</text:p>
          </table:table-cell>
        </table:table-row>
        <table:table-row>
          <table:table-cell table:style-name="Table1.A4" office:value-type="string">
            <text:p text:style-name="P36"><text:span text:style-name="T18">Ctrl + </text:span><text:span text:style-name="T12">x !</text:span></text:p>
          </table:table-cell>
          <table:table-cell table:style-name="Table1.A4" office:value-type="string">
            <text:p text:style-name="P43"><text:span text:style-name="T20">м</text:span>еню <text:span text:style-name="T1">→ </text:span>«Критерий панелизации»</text:p>
          </table:table-cell>
        </table:table-row>
        <table:table-row>
          <table:table-cell table:style-name="Table1.A5" office:value-type="string">
            <text:p text:style-name="P45"><text:span text:style-name="T12">Ctrl + x h</text:span></text:p>
          </table:table-cell>
          <table:table-cell table:style-name="Table1.A5" office:value-type="string">
            <text:p text:style-name="P43"><text:span text:style-name="T20">д</text:span><text:span text:style-name="T12">обавить имя каталога в «Справочник каталогов»</text:span></text:p>
          </table:table-cell>
        </table:table-row>
        <table:table-row>
          <table:table-cell table:style-name="Table1.A4" office:value-type="string">
            <text:p text:style-name="P36"><text:span text:style-name="T12">Alt + !</text:span></text:p>
          </table:table-cell>
          <table:table-cell table:style-name="Table1.A4" office:value-type="string">
            <text:p text:style-name="P43"><text:span text:style-name="T21">п</text:span>росмотр вывода команды</text:p>
          </table:table-cell>
        </table:table-row>
        <table:table-row>
          <table:table-cell table:style-name="Table1.A5" office:value-type="string">
            <text:p text:style-name="P36"><text:span text:style-name="T12">Alt </text:span>+ <text:span text:style-name="T12">?</text:span></text:p>
          </table:table-cell>
          <table:table-cell table:style-name="Table1.A5" office:value-type="string">
            <text:p text:style-name="P43"><text:span text:style-name="T20">о</text:span><text:span text:style-name="T12">кно «Поиск файла»</text:span></text:p>
          </table:table-cell>
        </table:table-row>
        <table:table-row>
          <table:table-cell table:style-name="Table1.A4" office:value-type="string">
            <text:p text:style-name="P36"><text:span text:style-name="T12">Alt + c</text:span></text:p>
          </table:table-cell>
          <table:table-cell table:style-name="Table1.A4" office:value-type="string">
            <text:p text:style-name="P43"><text:span text:style-name="T20">о</text:span>кно «Быстрая смена каталога»</text:p>
          </table:table-cell>
        </table:table-row>
        <table:table-row>
          <table:table-cell table:style-name="Table1.A5" office:value-type="string">
            <text:p text:style-name="P36"><text:span text:style-name="T12">Ctrl + o</text:span></text:p>
          </table:table-cell>
          <table:table-cell table:style-name="Table1.A5" office:value-type="string">
            <text:p text:style-name="P43"><text:span text:style-name="T22">скрыть/показать панели</text:span></text:p>
          </table:table-cell>
        </table:table-row>
        <table:table-row>
          <table:table-cell table:style-name="Table1.A4" office:value-type="string">
            <text:p text:style-name="P36"><text:span text:style-name="T18">C</text:span><text:span text:style-name="T12">trl + </text:span><text:span text:style-name="T18">Space</text:span></text:p>
          </table:table-cell>
          <table:table-cell table:style-name="Table1.A4" office:value-type="string">
            <text:p text:style-name="P44"><text:span text:style-name="T20">п</text:span><text:span text:style-name="T22">одсчёт размера каталога</text:span></text:p>
          </table:table-cell>
        </table:table-row>
        <table:table-row table:style-name="Table1.2">
          <table:table-cell table:style-name="Table1.A3" office:value-type="string">
            <text:p text:style-name="P36"><text:span text:style-name="T23">Ctrl + r</text:span></text:p>
          </table:table-cell>
          <table:table-cell table:style-name="Table1.A3" office:value-type="string">
            <text:p text:style-name="P39"><text:span text:style-name="T23">перечитать содержимое каталога</text:span></text:p>
          </table:table-cell>
        </table:table-row>
        <table:table-row table:style-name="Table1.2">
          <table:table-cell table:style-name="Table1.A16" office:value-type="string">
            <text:p text:style-name="P35">Ctrl + <text:span text:style-name="T11">l</text:span></text:p>
          </table:table-cell>
          <table:table-cell table:style-name="Table1.A16" office:value-type="string">
            <text:p text:style-name="P41"><text:span text:style-name="T22">перерисовать экран</text:span></text:p>
          </table:table-cell>
        </table:table-row>
        <table:table-row table:style-name="Table1.2">
          <table:table-cell table:style-name="Table1.A3" office:value-type="string">
            <text:p text:style-name="P37">Ctrl + x j</text:p>
          </table:table-cell>
          <table:table-cell table:style-name="Table1.A3" office:value-type="string">
            <text:p text:style-name="P40">показать фоновые задания</text:p>
          </table:table-cell>
        </table:table-row>
        <table:table-row table:style-name="Table1.2">
          <table:table-cell table:style-name="Table1.A37" table:number-columns-spanned="2" office:value-type="string">
            <text:p text:style-name="P32">Быстрый поиск</text:p>
          </table:table-cell>
          <table:covered-table-cell/>
        </table:table-row>
        <table:table-row>
          <table:table-cell table:style-name="Table1.A5" office:value-type="string">
            <text:p text:style-name="P19">Ctrl/Alt + s</text:p>
          </table:table-cell>
          <table:table-cell table:style-name="Table1.A5" office:value-type="string">
            <text:p text:style-name="P8"><text:span text:style-name="T20">р</text:span>ежим быстрого поиска</text:p>
          </table:table-cell>
        </table:table-row>
        <table:table-row table:style-name="Table1.2">
          <table:table-cell table:style-name="Table1.A37" table:number-columns-spanned="2" office:value-type="string">
            <text:p text:style-name="P32">Командная строка оболочки</text:p>
          </table:table-cell>
          <table:covered-table-cell/>
        </table:table-row>
        <table:table-row>
          <table:table-cell table:style-name="Table1.A5" office:value-type="string">
            <text:p text:style-name="P13"><text:span text:style-name="T13">Ctrl/Alt </text:span><text:span text:style-name="T14">+ Enter</text:span></text:p>
          </table:table-cell>
          <table:table-cell table:style-name="Table1.A5" office:value-type="string">
            <text:p text:style-name="P9"><text:span text:style-name="T20">к</text:span>опирует подсвеченное имя файла в командную строку</text:p>
          </table:table-cell>
        </table:table-row>
        <table:table-row table:style-name="Table1.2">
          <table:table-cell table:style-name="Table1.A16" office:value-type="string">
            <text:p text:style-name="P26">Alt + Tab</text:p>
          </table:table-cell>
          <table:table-cell table:style-name="Table1.A16" office:value-type="string">
            <text:p text:style-name="P27"><text:span text:style-name="T20">п</text:span>ытается выполнить операцию Завершение ввода</text:p>
          </table:table-cell>
        </table:table-row>
        <table:table-row>
          <table:table-cell table:style-name="Table1.A5" office:value-type="string">
            <text:p text:style-name="P24">Ctrl + x t, Ctrl + x Ctrl + t</text:p>
          </table:table-cell>
          <table:table-cell table:style-name="Table1.A5" office:value-type="string">
            <text:p text:style-name="P2"><text:span text:style-name="T20">к</text:span><text:span text:style-name="T14">опирует в командную строку имена помеченных файлов из активной/</text:span><text:span text:style-name="T15">пассивной</text:span><text:span text:style-name="T14"> панели</text:span></text:p>
          </table:table-cell>
        </table:table-row>
        <table:table-row table:style-name="Table1.2">
          <table:table-cell table:style-name="Table1.A16" office:value-type="string">
            <text:p text:style-name="P23"><text:span text:style-name="T16">Ctrl + x </text:span><text:span text:style-name="T17">p</text:span><text:span text:style-name="T16">,</text:span><text:span text:style-name="T14"> Ctrl + x Ctrl + </text:span><text:span text:style-name="T15">p</text:span></text:p>
          </table:table-cell>
          <table:table-cell table:style-name="Table1.A16" office:value-type="string">
            <text:p text:style-name="P28"><text:span text:style-name="T20">к</text:span>опирует в командную строку имя текущего каталога из активной/пассивной панели</text:p>
          </table:table-cell>
        </table:table-row>
        <table:table-row>
          <table:table-cell table:style-name="Table1.A5" office:value-type="string">
            <text:p text:style-name="P14">Ctrl + <text:span text:style-name="T15">q</text:span></text:p>
          </table:table-cell>
          <table:table-cell table:style-name="Table1.A5" office:value-type="string">
            <text:p text:style-name="P3"><text:span text:style-name="T20">в</text:span><text:span text:style-name="T18">ставить символы, которые интерпретируются </text:span><text:span text:style-name="T5">mc </text:span><text:span text:style-name="T18">(пример: +)</text:span></text:p>
          </table:table-cell>
        </table:table-row>
        <table:table-row table:style-name="Table1.2">
          <table:table-cell table:style-name="Table1.A16" office:value-type="string">
            <text:p text:style-name="P15"><text:span text:style-name="T18">Alt</text:span> + <text:span text:style-name="T18">p, Alt + n</text:span></text:p>
          </table:table-cell>
          <table:table-cell table:style-name="Table1.A16" office:value-type="string">
            <text:p text:style-name="P21"><text:span text:style-name="T20">п</text:span>еремещение по истории команд</text:p>
          </table:table-cell>
        </table:table-row>
        <table:table-row>
          <table:table-cell table:style-name="Table1.A5" office:value-type="string">
            <text:p text:style-name="P18">Alt + h</text:p>
          </table:table-cell>
          <table:table-cell table:style-name="Table1.A5" office:value-type="string">
            <text:p text:style-name="P10"><text:span text:style-name="T20">в</text:span>ыводит историю текущей строки ввода (историю команд)</text:p>
          </table:table-cell>
        </table:table-row>
        <table:table-row table:style-name="Table1.2">
          <table:table-cell table:style-name="Table1.A16" office:value-type="string">
            <text:p text:style-name="P34">Ctrl + V</text:p>
          </table:table-cell>
          <table:table-cell table:style-name="Table1.A16" office:value-type="string">
            <text:p text:style-name="P38">вставка из буфера обмена</text:p>
          </table:table-cell>
        </table:table-row>
        <table:table-row table:style-name="Table1.2">
          <table:table-cell table:style-name="Table1.A37" table:number-columns-spanned="2" office:value-type="string">
            <text:p text:style-name="P31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5"><text:a xlink:type="simple" xlink:href="https://github.com/drakulavich/russian-mc-cheatsheet">github.com/drakulavich/russian-mc-cheatsheet</text:a></text:p>
          </table:table-cell>
        </table:table-row>
      </table:table>
      <text:p text:style-name="P33"><draw:a xlink:type="simple" xlink:href="http://creativecommons.org/licenses/by-nc/3.0/"><draw:frame draw:style-name="fr1" draw:name="LICENSE" text:anchor-type="paragraph" svg:width="2.117cm" svg:height="0.397cm" draw:z-index="0"><draw:image xlink:href="Pictures/10000000000000500000000F10827EFB.png" xlink:type="simple" xlink:show="embed" xlink:actuate="onLoad"/></draw:frame></draw:a>Версия: <text:span text:style-name="T19">0.9</text:span><text:span text:style-name="T24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9cm" fo:margin-bottom="1.9cm" fo:margin-left="2cm" fo:margin-right="2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Tryapichnikov</meta:initial-creator>
    <meta:creation-date>2010-03-18T01:51:00</meta:creation-date>
    <dc:date>2011-01-26T20:39:24</dc:date>
    <dc:creator>Anton Yakutovich</dc:creator>
    <meta:editing-duration>PT08H30M49S</meta:editing-duration>
    <meta:editing-cycles>31</meta:editing-cycles>
    <meta:generator>OpenOffice.org/3.2$Linux OpenOffice.org_project/320m19$Build-9505</meta:generator>
    <meta:printed-by>Anton Yakutovich</meta:printed-by>
    <meta:print-date>2010-03-22T23:35:33</meta:print-date>
    <meta:document-statistic meta:table-count="2" meta:image-count="1" meta:object-count="0" meta:page-count="1" meta:paragraph-count="96" meta:word-count="396" meta:character-count="2345"/>
  </office:meta>
</office:document-meta>
</file>